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1.84pt"/>
    </style:style>
    <style:style style:name="co2" style:family="table-column">
      <style:table-column-properties fo:break-before="auto" style:column-width="79.34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63.6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55.11pt"/>
    </style:style>
    <style:style style:name="co10" style:family="table-column">
      <style:table-column-properties fo:break-before="auto" style:column-width="56.1pt"/>
    </style:style>
    <style:style style:name="co11" style:family="table-column">
      <style:table-column-properties fo:break-before="auto" style:column-width="78.86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116.7pt"/>
    </style:style>
    <style:style style:name="co14" style:family="table-column">
      <style:table-column-properties fo:break-before="auto" style:column-width="68.74pt"/>
    </style:style>
    <style:style style:name="co15" style:family="table-column">
      <style:table-column-properties fo:break-before="auto" style:column-width="36.45pt"/>
    </style:style>
    <style:style style:name="co16" style:family="table-column">
      <style:table-column-properties fo:break-before="auto" style:column-width="76.79pt"/>
    </style:style>
    <style:style style:name="co17" style:family="table-column">
      <style:table-column-properties fo:break-before="auto" style:column-width="27.35pt"/>
    </style:style>
    <style:style style:name="co18" style:family="table-column">
      <style:table-column-properties fo:break-before="auto" style:column-width="55.59pt"/>
    </style:style>
    <style:style style:name="co19" style:family="table-column">
      <style:table-column-properties fo:break-before="auto" style:column-width="35.89pt"/>
    </style:style>
    <style:style style:name="co20" style:family="table-column">
      <style:table-column-properties fo:break-before="auto" style:column-width="29.34pt"/>
    </style:style>
    <style:style style:name="co21" style:family="table-column">
      <style:table-column-properties fo:break-before="auto" style:column-width="21.8pt"/>
    </style:style>
    <style:style style:name="co22" style:family="table-column">
      <style:table-column-properties fo:break-before="auto" style:column-width="38.95pt"/>
    </style:style>
    <style:style style:name="co23" style:family="table-column">
      <style:table-column-properties fo:break-before="auto" style:column-width="45.01pt"/>
    </style:style>
    <style:style style:name="co24" style:family="table-column">
      <style:table-column-properties fo:break-before="auto" style:column-width="42.01pt"/>
    </style:style>
    <style:style style:name="co25" style:family="table-column">
      <style:table-column-properties fo:break-before="auto" style:column-width="62.7pt"/>
    </style:style>
    <style:style style:name="co26" style:family="table-column">
      <style:table-column-properties fo:break-before="auto" style:column-width="37.96pt"/>
    </style:style>
    <style:style style:name="co27" style:family="table-column">
      <style:table-column-properties fo:break-before="auto" style:column-width="54.11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language="en" fo:country="US" style:font-name-asian="Courier New" style:font-size-asian="10pt" style:language-asian="none" style:country-asian="none" style:font-name-complex="Courier New" style:font-size-complex="10pt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nspel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(compre-hends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(en-dowed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banndon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bridgm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ccomph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ccomphshm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coou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h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hns-roun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msfoo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u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lltoget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ṃ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º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ear-a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ea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hca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prov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roae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rao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rousin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ssai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tt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ackshd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arbl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ca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co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coming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havi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hev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löw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nefect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r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spr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kabb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lam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loody-liand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jjhan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ndl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ddhiq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r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r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r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yane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w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a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ah- [369] ma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eak- [49] ing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et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h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ght-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lha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kkhuppādā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ravs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rtwri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rtwrigh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U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conduc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laarifi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lemen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linging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los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gnis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gnisah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gni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gniz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llyriu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mander-in-ehie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mende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assionnat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assionnat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letel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re- [61] hends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rehendsa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-sciou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centration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comitan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diitio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ditio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eh-shel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formabl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re- [61] hen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centra- [114] tion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fuc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cc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eC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sciou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sciou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temp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cioueness-inform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cious-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ciousn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eu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oiou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tructc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ohes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rred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unsel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ursa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veti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vett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eat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oach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o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b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btl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btles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hgh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hvera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hveranc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lgh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m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i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i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ruc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stroy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truci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tachmc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h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amat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apleaa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ata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appears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iph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iplehoo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onte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oura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ou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integratio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oour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pai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tche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ttche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e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esth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mp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s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s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welhng-plae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wind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y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yin...i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ankerl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ar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asefu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attle-butc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ffecteda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ffe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it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nte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ntranc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ommander-in-chie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onch-shel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qanim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quip- [395] ment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stabH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stabh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mali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rnalis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rnali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rnalis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sa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ceU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cll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eeU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ercisc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ista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ista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eriiencc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erii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eriienc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eriienc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lain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tens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xperi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á¹�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avor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e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eil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eli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llo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lloe'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ici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ietc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iowing-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ire-stiek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Ã¼ow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d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ha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liow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hs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hs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raud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riendH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rondos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uÃ¼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ul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uU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el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ca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Ã¼ndr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appin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armlessn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armm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aving'approac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 com- [109] prehen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av'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cau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n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n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re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spok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ggl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m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mst:ll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mst:ll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ndrano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k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mb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meies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meleas-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meless- [134] 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meless-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rrifica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rripila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ref="#fn10"&gt;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ste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v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v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v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aÄ«n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htuitiv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measurab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merg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perisli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posai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posthu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posthum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ch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chn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composit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nform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olud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sig- [41] nifica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st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substantia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lhg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m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r- [215] nall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rea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rup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SCOUR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hām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ha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ha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hana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ammaṁ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asi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nowle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nowwled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nowwledge-and-vis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ftter'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y-diseip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yfoUowe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eearner'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ah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e-prineip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ght-manifestai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velioo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oat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eri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nmsānaṁ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rvelou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ditat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sentar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senter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ddda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g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nd-and-matteri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ndfui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ndfull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m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uit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k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cr-perccption-nor-non-pe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cep-tion-nor-non-pere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ception-nor-non-pere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ception-nor-not-pere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ception-rior-non-pe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eeeption-nor-non-pe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eeption-nor-non-pe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ibbāaṁ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nibbānam</text:p>
          </table:table-cell>
          <table:table-cell office:value-type="string" calcext:value-type="string">
            <text:p><text:span text:style-name="T1">nibbāna</text:span>ṁ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hih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ilckhitt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oui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ckl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bjeo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ccur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ccur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ffen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fsel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nce-retum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nce-retume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nce-retum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ng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onsoiousness-inform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verrlor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ainnfu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er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erserver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ing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leasau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leasu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low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h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nden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ssi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werexperi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actic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aḌahy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agraph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occe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sycho-physica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sycho-physiea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syeho-physica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syeho-physieal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ahti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alif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enched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enehed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esion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est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atur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all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aH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ah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ahs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asonab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cluseship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ferene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hgiou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joiced m what</text:p>
          </table:table-cell>
          <table:table-cell office:value-type="string" calcext:value-type="string">
            <text:p>rejoiced im wha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pressioni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quisi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a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ene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eno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f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ren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1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m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i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ṁdh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ṁsa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naºkumā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ºgat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ºgat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rabhaº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tipattha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tis-fac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vor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vor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vouring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y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Ä�1ay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cnr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cut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-awakenc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-mortificationb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awaken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resolut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torment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-pleasn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-plesu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á¸¤fiel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á¸¤pleasu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á¹�pleasu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e-pleasu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u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have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hol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hown to bu perfec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hp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gnfica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mi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n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noul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h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htar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m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meeth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m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out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ak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cak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ecc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eee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ritu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riv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abi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al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atc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retchc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rive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umbhng-block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umbhng-block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rge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ynovi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b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eacb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eachim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Ṭggivessa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¢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Lord'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ot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Sakya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f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f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in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in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irty-tw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li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lii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mesi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Ṭnuttar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oknowled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oo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ouch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nqilli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nquilh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nquiliz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nquillisc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vel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iit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o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urbulance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kulapvlt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in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ariya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aryia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derrg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intelhg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metrie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nchast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sul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wro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ear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ei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ern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etoh-soup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ica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iha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ashe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ashe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b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hiohev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hoE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ii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isespre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isespre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OFOL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orid-system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ou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s</text:p>
          </table:table-cell>
          <table:table-cell table:number-columns-repeated="28"/>
        </table:table-row>
      </table:table>
      <table:named-expressions/>
      <table:database-ranges>
        <table:database-range table:name="__Anonymous_Sheet_DB__0" table:target-range-address="mnspelling.A1:mnspelling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22:31:30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2T22:33:24.528000000</dc:date>
    <meta:editing-duration>PT19M17S</meta:editing-duration>
    <meta:editing-cycles>7</meta:editing-cycles>
    <meta:generator>LibreOffice/6.2.5.2$Windows_X86_64 LibreOffice_project/1ec314fa52f458adc18c4f025c545a4e8b22c159</meta:generator>
    <meta:document-statistic meta:table-count="1" meta:cell-count="492" meta:object-count="0"/>
  </office:meta>
</office:document-meta>
</file>